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9adcb" officeooo:paragraph-rsid="0009adcb" style:font-size-asian="17.5pt" style:font-size-complex="20pt"/>
    </style:style>
    <style:style style:name="P2" style:family="paragraph" style:parent-style-name="Standard">
      <style:text-properties officeooo:rsid="0009f786" officeooo:paragraph-rsid="0009f786"/>
    </style:style>
    <style:style style:name="P3" style:family="paragraph" style:parent-style-name="Standard">
      <style:text-properties officeooo:rsid="0009f786" officeooo:paragraph-rsid="000b8e6a"/>
    </style:style>
    <style:style style:name="P4" style:family="paragraph" style:parent-style-name="Standard">
      <style:text-properties officeooo:rsid="000b8e6a" officeooo:paragraph-rsid="000b8e6a"/>
    </style:style>
    <style:style style:name="P5" style:family="paragraph" style:parent-style-name="Standard">
      <style:text-properties officeooo:paragraph-rsid="000b8e6a"/>
    </style:style>
    <style:style style:name="P6" style:family="paragraph" style:parent-style-name="Standard">
      <style:text-properties officeooo:rsid="000d0720" officeooo:paragraph-rsid="000d0720"/>
    </style:style>
    <style:style style:name="P7" style:family="paragraph" style:parent-style-name="Standard">
      <style:text-properties officeooo:paragraph-rsid="000d072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b8e6a" style:font-size-asian="22pt" style:font-size-complex="22pt"/>
    </style:style>
    <style:style style:name="T3" style:family="text">
      <style:text-properties fo:font-size="22pt" officeooo:rsid="000d0720" style:font-size-asian="22pt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ers of android:</text:p>
      <text:p text:style-name="P1"/>
      <text:p text:style-name="P1"/>
      <text:p text:style-name="P2"><text:span text:style-name="T1">+ The Linux Kernel:</text:span></text:p>
      <text:p text:style-name="P2"><text:span text:style-name="T1"/></text:p>
      <text:p text:style-name="P2"><text:span text:style-name="T1">- <text:s/>The foundation of Android platform</text:span></text:p>
      <text:p text:style-name="P2"><text:span text:style-name="T1">- <text:s/>It sits at the very bottom of the layers</text:span></text:p>
      <text:p text:style-name="P2"><text:span text:style-name="T1">- <text:s/>It allows Android to take advantage of key security features and allows device manufacturers to develop hardware drivers for a well-known kernel</text:span></text:p>
      <text:p text:style-name="P2"><text:span text:style-name="T1"/></text:p>
      <text:p text:style-name="P2"><text:span text:style-name="T1">+ Hardware Abstraction Layer (HAL) :</text:span></text:p>
      <text:p text:style-name="P2"><text:span text:style-name="T1"/></text:p>
      <text:p text:style-name="P2"><text:span text:style-name="T1">- <text:s/>It provides standard interfaces that expose device hardware capabilities to the higher-level Java API framework.</text:span></text:p>
      <text:p text:style-name="P2"><text:span text:style-name="T1">- It consists of multiple library modules, each of which implements an interface for a specific type of hardware components, such as cameras or bluetooth module.</text:span></text:p>
      <text:p text:style-name="P2"><text:span text:style-name="T1">- When a framework API makes a call to access device hardware, the android system loads the library module for that hardware component.</text:span></text:p>
      <text:p text:style-name="P2"><text:span text:style-name="T1"/></text:p>
      <text:p text:style-name="P2"><text:span text:style-name="T1">+ Android Runtime:</text:span></text:p>
      <text:p text:style-name="P2"><text:span text:style-name="T1"/></text:p>
      <text:p text:style-name="P3"><text:span text:style-name="T1">- </text:span><text:span text:style-name="T2">For devices running Android version 5.0(API level 21)</text:span></text:p>
      <text:p text:style-name="P3"><text:soft-page-break/><text:span text:style-name="T2">or higher each app runs in its own process with its own instance of ART. </text:span></text:p>
      <text:p text:style-name="P3"><text:span text:style-name="T2">- ART is written to run multiple virtual machines on low-memory devices by executing DEX files, a bytecode format designed specially for Android that is optimized <text:s/>for minimal <text:s/>memory footprint.</text:span></text:p>
      <text:p text:style-name="P3"><text:span text:style-name="T2">- Features of ART:</text:span></text:p>
      <text:p text:style-name="P3"><text:span text:style-name="T2"/></text:p>
      <text:p text:style-name="P3"><text:span text:style-name="T2">1. Ahead-Of-Time (AOT) and Just-In-Time(JIT) compiler.</text:span></text:p>
      <text:p text:style-name="P4"><text:span text:style-name="T1">2. Optimized garbage collector</text:span></text:p>
      <text:p text:style-name="P5"><text:span text:style-name="T2">3. </text:span><text:span text:style-name="T1">On Android 9 (API level 28) and higher, conversion of an app package's </text:span><text:a xlink:type="simple" xlink:href="https://developer.android.com/about/versions/pie/android-9.0#art-aot-dex" text:style-name="Internet_20_link" text:visited-style-name="Visited_20_Internet_20_Link"><text:span text:style-name="T1">Dalvik Executable format (DEX) files to more compact machine code</text:span></text:a><text:span text:style-name="T1">.</text:span></text:p>
      <text:p text:style-name="P5"><text:span text:style-name="T2">4. Better debugging support, including a dedicated sampling profiler, detailed diagnostic exceptions and crash reporting, and the ability to set watchpoints to monitor specific fields</text:span></text:p>
      <text:p text:style-name="P5"><text:span text:style-name="T2"/></text:p>
      <text:p text:style-name="P5"><text:span text:style-name="T2">- Prior to Android version 5.0 (API level 21), Dalvik was the Android runtime. If your app runs well on ART, then it should work on Dalvik as well, but </text:span><text:a xlink:type="simple" xlink:href="https://developer.android.com/guide/practices/verifying-apps-art.html" text:style-name="Internet_20_link" text:visited-style-name="Visited_20_Internet_20_Link"><text:span text:style-name="T2">the reverse may not be true</text:span></text:a><text:span text:style-name="T2">.</text:span></text:p>
      <text:p text:style-name="P5"><text:span text:style-name="T2"/></text:p>
      <text:p text:style-name="P5"><text:span text:style-name="T2">- Android also includes a set of core runtime libraries that provide most of the functionality of the Java </text:span><text:soft-page-break/><text:span text:style-name="T2">programming language, including some </text:span><text:a xlink:type="simple" xlink:href="https://developer.android.com/guide/platform/j8-jack.html" text:style-name="Internet_20_link" text:visited-style-name="Visited_20_Internet_20_Link"><text:span text:style-name="T2">Java 8 language features</text:span></text:a><text:span text:style-name="T2">, that the Java API framework uses.</text:span></text:p>
      <text:p text:style-name="P5"><text:span text:style-name="T2"/></text:p>
      <text:p text:style-name="P4"><text:span text:style-name="T1">+ Native C/C++ Libraries:</text:span></text:p>
      <text:p text:style-name="P4"><text:span text:style-name="T1"/></text:p>
      <text:p text:style-name="P5"><text:span text:style-name="T2">- </text:span><text:span text:style-name="T1">Many core Android system components and services, such as ART and HAL, are built from native code that require native libraries written in C and C++.</text:span></text:p>
      <text:p text:style-name="P5"><text:span text:style-name="T2">- The Android platform provides Java framework APIs to expose the functionality of some of these native libraries to apps.</text:span></text:p>
      <text:p text:style-name="P5"><text:span text:style-name="T2"/></text:p>
      <text:p text:style-name="P4"><text:span text:style-name="T1">+ Java API framework:</text:span></text:p>
      <text:p text:style-name="P4"><text:span text:style-name="T1"/></text:p>
      <text:p text:style-name="P5"><text:span text:style-name="T2">- </text:span><text:span text:style-name="T1">The entire feature-set of the Android OS is available to you through APIs written in the Java language</text:span></text:p>
      <text:p text:style-name="P5"><text:span text:style-name="T2">- These APIs form the building blocks you need to create Android apps by simplifying the reuse of core, modular system components and services, which include the following:</text:span></text:p>
      <text:p text:style-name="P7"><text:span text:style-name="T2">1. A rich and extensible </text:span><text:a xlink:type="simple" xlink:href="https://developer.android.com/guide/topics/ui/overview.html" text:style-name="Internet_20_link" text:visited-style-name="Visited_20_Internet_20_Link"><text:span text:style-name="T2">View System</text:span></text:a><text:span text:style-name="T2"> you can use to build an app’s UI, including lists, grids, text boxes, buttons, and even an embeddable web browser</text:span></text:p>
      <text:p text:style-name="P7"><text:span text:style-name="T2">2. A </text:span><text:a xlink:type="simple" xlink:href="https://developer.android.com/guide/topics/resources/overview.html" text:style-name="Internet_20_link" text:visited-style-name="Visited_20_Internet_20_Link"><text:span text:style-name="T2">Resource Manager</text:span></text:a><text:span text:style-name="T2">, providing access to non-code resources such as localized strings, graphics, and layout files</text:span></text:p>
      <text:p text:style-name="P7"><text:soft-page-break/><text:span text:style-name="T2">3. A </text:span><text:a xlink:type="simple" xlink:href="https://developer.android.com/guide/topics/ui/notifiers/notifications.html" text:style-name="Internet_20_link" text:visited-style-name="Visited_20_Internet_20_Link"><text:span text:style-name="T2">Notification Manager</text:span></text:a><text:span text:style-name="T2"> that enables all apps to display custom alerts in the status bar </text:span></text:p>
      <text:p text:style-name="P7"><text:span text:style-name="T2">4. An </text:span><text:a xlink:type="simple" xlink:href="https://developer.android.com/guide/components/activities.html" text:style-name="Internet_20_link" text:visited-style-name="Visited_20_Internet_20_Link"><text:span text:style-name="T2">Activity Manager</text:span></text:a><text:span text:style-name="T2"> that manages the lifecycle of apps and provides a common </text:span><text:a xlink:type="simple" xlink:href="https://developer.android.com/guide/components/tasks-and-back-stack.html" text:style-name="Internet_20_link" text:visited-style-name="Visited_20_Internet_20_Link"><text:span text:style-name="T2">navigation back stack</text:span></text:a></text:p>
      <text:p text:style-name="P7"><text:span text:style-name="T2">5. </text:span><text:a xlink:type="simple" xlink:href="https://developer.android.com/guide/topics/providers/content-providers.html" text:style-name="Internet_20_link" text:visited-style-name="Visited_20_Internet_20_Link"><text:span text:style-name="T2">Content Providers</text:span></text:a><text:span text:style-name="T2"> that enable apps to access data from other apps, such as the Contacts app, or to share their own data</text:span></text:p>
      <text:p text:style-name="P7"><text:span text:style-name="T2"/></text:p>
      <text:p text:style-name="P6"><text:span text:style-name="T1">+ </text:span><text:span text:style-name="T2">S</text:span><text:span text:style-name="T1">ystem Apps</text:span></text:p>
      <text:p text:style-name="P6"><text:span text:style-name="T1"/></text:p>
      <text:p text:style-name="P7"><text:span text:style-name="T3">- <text:s/></text:span><text:span text:style-name="T1">Android comes with a set of core apps for email, SMS messaging, calendars, internet browsing, contacts, and more.</text:span></text:p>
      <text:p text:style-name="P7"><text:span text:style-name="T3">- <text:s/>Apps included with the platform have no special status among the apps the user chooses to install. So a third-party app can become the user's default web browser, SMS messenger, or even the default keyboard (some exceptions apply, such as the system's Settings app).</text:span></text:p>
      <text:p text:style-name="P7"><text:span text:style-name="T3">- The system apps function both as apps for users and to provide key capabilities that developers can access from their own ap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8:08:24.394244866</meta:creation-date>
    <meta:generator>LibreOffice/6.2.7.1$Linux_X86_64 LibreOffice_project/20$Build-1</meta:generator>
    <dc:date>2019-10-04T08:45:06.154496249</dc:date>
    <meta:editing-duration>PT4M12S</meta:editing-duration>
    <meta:editing-cycles>1</meta:editing-cycles>
    <meta:document-statistic meta:table-count="0" meta:image-count="0" meta:object-count="0" meta:page-count="4" meta:paragraph-count="35" meta:word-count="598" meta:character-count="3559" meta:non-whitespace-character-count="2986"/>
  </office:meta>
</office:document-meta>
</file>